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3.687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329cm"/>
    </style:style>
    <style:style style:name="co12" style:family="table-column">
      <style:table-column-properties fo:break-before="auto" style:column-width="4.159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2.88cm"/>
    </style:style>
    <style:style style:name="co15" style:family="table-column">
      <style:table-column-properties fo:break-before="auto" style:column-width="2.93cm"/>
    </style:style>
    <style:style style:name="co16" style:family="table-column">
      <style:table-column-properties fo:break-before="auto" style:column-width="2.755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11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normal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ize-complex="12pt"/>
    </style:style>
    <style:style style:name="ce23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order-left="none" fo:border-right="0.002cm solid #000000" fo:border-top="none"/>
    </style:style>
    <style:style style:name="ce31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0.002cm solid #000000" fo:background-color="#ccccff" fo:border-left="none" fo:border-right="0.002cm solid #000000" fo:border-top="0.002cm solid #000000"/>
    </style:style>
    <style:style style:name="ce34" style:family="table-cell" style:parent-style-name="Default">
      <style:table-cell-properties fo:border-bottom="none" fo:background-color="#ccccff" fo:border-left="none" fo:border-right="0.002cm solid #000000" fo:border-top="none"/>
    </style:style>
    <style:style style:name="ce35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order-bottom="0.002cm solid #000000" fo:background-color="#ccccff" fo:border-left="none" fo:border-right="none" fo:border-top="0.002cm solid #000000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ield Bomb</text:p>
          </table:table-cell>
          <table:table-cell table:style-name="ce6" office:value-type="string">
            <text:p>Disruption Shield</text:p>
          </table:table-cell>
          <table:table-cell table:style-name="ce9"/>
          <table:table-cell table:style-name="ce10"/>
          <table:table-cell table:style-name="ce10" office:value-type="string">
            <text:p>If disruption shield explodes while time shield is active all effects are cancelled and a very powerful time DOT is set on all actors in the blast zon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table:number-columns-repeated="254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4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; if too low mana, explodes!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Water</text:p>
          </table:table-cell>
          <table:table-cell table:style-name="ce6" office:value-type="string">
            <text:p>Ent-draught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fills stomach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Additional cold mele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olt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11"/>
          <table:table-cell table:style-name="ce15" office:value-type="string">
            <text:p>Noxious Clou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/>
          <table:table-cell table:style-name="ce16" office:value-type="float" office:value="35">
            <text:p>35</text:p>
          </table:table-cell>
          <table:table-cell table:style-name="ce16" office:value-type="float" office:value="8">
            <text:p>8</text:p>
          </table:table-cell>
          <table:table-cell table:style-name="ce17" office:value-type="string">
            <text:p>nature damage zone</text:p>
          </table:table-cell>
          <table:table-cell table:style-name="ce17" table:number-columns-repeated="246"/>
          <table:table-cell table:number-columns-repeated="770"/>
        </table:table-row>
        <table:table-row table:style-name="ro1">
          <table:table-cell table:style-name="ce11"/>
          <table:table-cell table:style-name="ce15" office:value-type="string">
            <text:p>Wings of Win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/>
          <table:table-cell table:style-name="ce16" office:value-type="float" office:value="150">
            <text:p>150</text:p>
          </table:table-cell>
          <table:table-cell table:style-name="ce16" office:value-type="float" office:value="20">
            <text:p>20</text:p>
          </table:table-cell>
          <table:table-cell table:style-name="ce17" office:value-type="string">
            <text:p>allows to fly</text:p>
          </table:table-cell>
          <table:table-cell table:style-name="ce17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Nature</text:p>
          </table:table-cell>
          <table:table-cell table:style-name="ce6" office:value-type="string">
            <text:p>Regenerati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15">
            <text:p>15</text:p>
          </table:table-cell>
          <table:table-cell table:style-name="ce10" office:value-type="string">
            <text:p>regen health over tim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Nature's 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ummons a huorn at your side for a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oot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roots the target in place; can still range attack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Meta</text:p>
          </table:table-cell>
          <table:table-cell table:style-name="ce6" office:value-type="string">
            <text:p>Recharg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30">
            <text:p>3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recharges magical item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pellbind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string">
            <text:p>on condition trigger spell</text:p>
          </table:table-cell>
          <table:table-cell table:number-columns-repeated="1016"/>
        </table:table-row>
        <table:table-row table:style-name="ro1">
          <table:table-cell table:style-name="ce12" office:value-type="string">
            <text:p>*</text:p>
          </table:table-cell>
          <table:table-cell office:value-type="string">
            <text:p>Tracker</text:p>
          </table:table-cell>
          <table:table-cell/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teleport to last teleport location; also requires Teleport Spe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erse Magic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string">
            <text:p>dispells al magical effects on target; can be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e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recalls self to tow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Sens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detects surrounding actor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Identif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identify a item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elepath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sense ennemies mind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string">
            <text:p>absorbs damage forward in time. When the capacity is reached, or time expires, damges comes back as an undispellable DOT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Necromancy</text:p>
          </table:table-cell>
          <table:table-cell table:style-name="ce6" office:value-type="string">
            <text:p>Absorb Soul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float" office:value="30">
            <text:p>30</text:p>
          </table:table-cell>
          <table:table-cell table:style-name="ce10" office:value-type="string">
            <text:p>absorbs souls of victims; grants a « soul » counter; the higher talent level, the higher « max soul counter »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Quench Lif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string">
            <text:p>0;5 souls</text:p>
          </table:table-cell>
          <table:table-cell office:value-type="float" office:value="100">
            <text:p>100</text:p>
          </table:table-cell>
          <table:table-cell office:value-type="string">
            <text:p>uses souls to crush the target; instantly killing i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Gras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string">
            <text:p>0;1 soul</text:p>
          </table:table-cell>
          <table:table-cell office:value-type="float" office:value="6">
            <text:p>6</text:p>
          </table:table-cell>
          <table:table-cell office:value-type="string">
            <text:p>crush a soul to send of bolt of blood; healing the caster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Clou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string">
            <text:p>0;3 souls</text:p>
          </table:table-cell>
          <table:table-cell office:value-type="float" office:value="8">
            <text:p>8</text:p>
          </table:table-cell>
          <table:table-cell office:value-type="string">
            <text:p>crushses souls to create a field of death; dealing nether damage over time</text:p>
          </table:table-cell>
          <table:table-cell table:number-columns-repeated="1016"/>
        </table:table-row>
        <table:table-row table:style-name="ro1">
          <table:table-cell table:style-name="ce13" office:value-type="string">
            <text:p>Hexes</text:p>
          </table:table-cell>
          <table:table-cell table:style-name="ce6" office:value-type="string">
            <text:p>Vulnerability Hex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reduces target's elemental resistances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erserker Hex</text:p>
          </table:table-cell>
          <table:table-cell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number-columns-repeated="3"/>
          <table:table-cell office:value-type="string">
            <text:p>dominates the target for a short while; making it attacks its own friends; improving its combat capabiliti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acuracy Hex</text:p>
          </table:table-cell>
          <table:table-cell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number-columns-repeated="3"/>
          <table:table-cell office:value-type="string">
            <text:p>reduces target attack and defenc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Hex</text:p>
          </table:table-cell>
          <table:table-cell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number-columns-repeated="3"/>
          <table:table-cell office:value-type="string">
            <text:p>prevents the target from healing by any mean; place a DO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56])" office:value-type="float" office:value="265">
            <text:p>265</text:p>
          </table:table-cell>
          <table:table-cell table:number-columns-repeated="1021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ce21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4" table:number-columns-repeated="2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4" table:number-columns-repeated="1013" table:default-cell-style-name="ce32"/>
        <table:table-row table:style-name="ro2">
          <table:table-cell table:style-name="ce18"/>
          <table:table-cell table:style-name="ce23" office:value-type="string">
            <text:p>Level 1</text:p>
          </table:table-cell>
          <table:table-cell table:style-name="ce23" office:value-type="string">
            <text:p>Level 2</text:p>
          </table:table-cell>
          <table:table-cell table:style-name="ce23" office:value-type="string">
            <text:p>Level 3</text:p>
          </table:table-cell>
          <table:table-cell table:style-name="ce23" office:value-type="string">
            <text:p>Level 4</text:p>
          </table:table-cell>
          <table:table-cell table:style-name="ce23" office:value-type="string">
            <text:p>Level 5</text:p>
          </table:table-cell>
          <table:table-cell table:style-name="ce31" table:number-columns-repeated="250"/>
          <table:table-cell table:number-columns-repeated="768"/>
        </table:table-row>
        <table:table-row table:style-name="ro2">
          <table:table-cell table:style-name="ce19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2">
          <table:table-cell table:style-name="ce19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20" office:value-type="string">
            <text:p>Arcane</text:p>
          </table:table-cell>
          <table:table-cell table:style-name="ce25" office:value-type="string">
            <text:p>Manathurst</text:p>
          </table:table-cell>
          <table:table-cell table:style-name="ce25" office:value-type="string">
            <text:p>Manaflow</text:p>
          </table:table-cell>
          <table:table-cell table:style-name="ce25" office:value-type="string">
            <text:p>Arcane Power</text:p>
          </table:table-cell>
          <table:table-cell table:style-name="ce25" office:value-type="string">
            <text:p>Disruption Shiel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eta</text:p>
          </table:table-cell>
          <table:table-cell office:value-type="string">
            <text:p>Recharge</text:p>
          </table:table-cell>
          <table:table-cell table:style-name="ce26" office:value-type="string">
            <text:p>Disperse Magic</text:p>
          </table:table-cell>
          <table:table-cell table:style-name="ce26" office:value-type="string">
            <text:p>Quicken Spells</text:p>
          </table:table-cell>
          <table:table-cell office:value-type="string">
            <text:p>Spellbinder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2"/>
          <table:table-cell table:number-columns-repeated="1023"/>
        </table:table-row>
        <table:table-row table:style-name="ro2">
          <table:table-cell office:value-type="string">
            <text:p>Fire</text:p>
          </table:table-cell>
          <table:table-cell table:style-name="ce26" office:value-type="string">
            <text:p>Flame</text:p>
          </table:table-cell>
          <table:table-cell table:style-name="ce26" office:value-type="string">
            <text:p>Flameshock</text:p>
          </table:table-cell>
          <table:table-cell table:style-name="ce26" office:value-type="string">
            <text:p>Fireflash</text:p>
          </table:table-cell>
          <table:table-cell table:style-name="ce26" office:value-type="string">
            <text:p>Inferno</text:p>
          </table:table-cell>
          <table:table-cell table:number-columns-repeated="1019"/>
        </table:table-row>
        <table:table-row table:style-name="ro2">
          <table:table-cell office:value-type="string">
            <text:p>Air</text:p>
          </table:table-cell>
          <table:table-cell table:style-name="ce26" office:value-type="string">
            <text:p>Lightning</text:p>
          </table:table-cell>
          <table:table-cell table:style-name="ce26" office:value-type="string">
            <text:p>Noxious Cloud</text:p>
          </table:table-cell>
          <table:table-cell table:style-name="ce26" office:value-type="string">
            <text:p>Wings of Wind</text:p>
          </table:table-cell>
          <table:table-cell table:style-name="ce26" office:value-type="string">
            <text:p>Thunderstorm</text:p>
          </table:table-cell>
          <table:table-cell table:number-columns-repeated="1019"/>
        </table:table-row>
        <table:table-row table:style-name="ro2">
          <table:table-cell office:value-type="string">
            <text:p>Water</text:p>
          </table:table-cell>
          <table:table-cell table:style-name="ce26" office:value-type="string">
            <text:p>Freeze</text:p>
          </table:table-cell>
          <table:table-cell table:style-name="ce26" office:value-type="string">
            <text:p>Ent-draught</text:p>
          </table:table-cell>
          <table:table-cell table:style-name="ce26" office:value-type="string">
            <text:p>Tidal Wave</text:p>
          </table:table-cell>
          <table:table-cell table:style-name="ce26" office:value-type="string">
            <text:p>Ice Storm</text:p>
          </table:table-cell>
          <table:table-cell table:number-columns-repeated="1019"/>
        </table:table-row>
        <table:table-row table:style-name="ro2">
          <table:table-cell office:value-type="string">
            <text:p>Earth</text:p>
          </table:table-cell>
          <table:table-cell table:style-name="ce26" office:value-type="string">
            <text:p>Stone Skin</text:p>
          </table:table-cell>
          <table:table-cell table:style-name="ce26" office:value-type="string">
            <text:p>Dig</text:p>
          </table:table-cell>
          <table:table-cell table:style-name="ce26" office:value-type="string">
            <text:p>Strike</text:p>
          </table:table-cell>
          <table:table-cell table:style-name="ce26" office:value-type="string">
            <text:p>Stone Wall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2"/>
          <table:table-cell table:number-columns-repeated="1023"/>
        </table:table-row>
        <table:table-row table:style-name="ro2">
          <table:table-cell office:value-type="string">
            <text:p>Nature</text:p>
          </table:table-cell>
          <table:table-cell table:style-name="ce26" office:value-type="string">
            <text:p>Regeneration</text:p>
          </table:table-cell>
          <table:table-cell table:style-name="ce26" office:value-type="string">
            <text:p>Heal</text:p>
          </table:table-cell>
          <table:table-cell office:value-type="string">
            <text:p>Restoration</text:p>
          </table:table-cell>
          <table:table-cell table:style-name="ce26" office:value-type="string">
            <text:p>Nature's Call</text:p>
          </table:table-cell>
          <table:table-cell table:number-columns-repeated="1019"/>
        </table:table-row>
        <table:table-row table:style-name="ro2">
          <table:table-cell office:value-type="string">
            <text:p>Conveyance</text:p>
          </table:table-cell>
          <table:table-cell table:style-name="ce26" office:value-type="string">
            <text:p>Phase Door</text:p>
          </table:table-cell>
          <table:table-cell table:style-name="ce26" office:value-type="string">
            <text:p>Teleport</text:p>
          </table:table-cell>
          <table:table-cell office:value-type="string">
            <text:p>Recall</text:p>
          </table:table-cell>
          <table:table-cell table:style-name="ce26" office:value-type="string">
            <text:p>Probability Travel</text:p>
          </table:table-cell>
          <table:table-cell table:number-columns-repeated="1019"/>
        </table:table-row>
        <table:table-row table:style-name="ro2">
          <table:table-cell office:value-type="string">
            <text:p>Temporal</text:p>
          </table:table-cell>
          <table:table-cell table:style-name="ce26" office:value-type="string">
            <text:p>Time Prison</text:p>
          </table:table-cell>
          <table:table-cell table:style-name="ce26" office:value-type="string">
            <text:p>Congeal Time</text:p>
          </table:table-cell>
          <table:table-cell table:style-name="ce26" office:value-type="string">
            <text:p>Essence of Speed</text:p>
          </table:table-cell>
          <table:table-cell table:style-name="ce26" office:value-type="string">
            <text:p>Time Shield</text:p>
          </table:table-cell>
          <table:table-cell table:style-name="ce30"/>
          <table:table-cell table:number-columns-repeated="1018"/>
        </table:table-row>
        <table:table-row table:style-name="ro2">
          <table:table-cell office:value-type="string">
            <text:p>Divination</text:p>
          </table:table-cell>
          <table:table-cell table:style-name="ce26" office:value-type="string">
            <text:p>Sense</text:p>
          </table:table-cell>
          <table:table-cell table:style-name="ce26" office:value-type="string">
            <text:p>Identify</text:p>
          </table:table-cell>
          <table:table-cell table:style-name="ce28" office:value-type="string">
            <text:p>Vision</text:p>
          </table:table-cell>
          <table:table-cell table:style-name="ce26" office:value-type="string">
            <text:p>Telepath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9"/>
          <table:table-cell table:number-columns-repeated="1020"/>
        </table:table-row>
        <table:table-row table:style-name="ro2">
          <table:table-cell office:value-type="string">
            <text:p>Enhancement</text:p>
          </table:table-cell>
          <table:table-cell office:value-type="string">
            <text:p>Fiery Hands</text:p>
          </table:table-cell>
          <table:table-cell office:value-type="string">
            <text:p>Frost Hand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hantasm</text:p>
          </table:table-cell>
          <table:table-cell table:style-name="ce26" office:value-type="string">
            <text:p>Illuminate</text:p>
          </table:table-cell>
          <table:table-cell table:style-name="ce26" office:value-type="string">
            <text:p>Blur Sight</text:p>
          </table:table-cell>
          <table:table-cell table:style-name="ce26" office:value-type="string">
            <text:p>Phantasmal Shield</text:p>
          </table:table-cell>
          <table:table-cell table:style-name="ce26" office:value-type="string">
            <text:p>Invisibility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exes</text:p>
          </table:table-cell>
          <table:table-cell office:value-type="string">
            <text:p>Vulnerability Hex</text:p>
          </table:table-cell>
          <table:table-cell office:value-type="string">
            <text:p>Domination Hex</text:p>
          </table:table-cell>
          <table:table-cell office:value-type="string">
            <text:p>Innacuray Hex</text:p>
          </table:table-cell>
          <table:table-cell office:value-type="string">
            <text:p>Death Hex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ecromancy</text:p>
          </table:table-cell>
          <table:table-cell office:value-type="string">
            <text:p>Absorb Soul</text:p>
          </table:table-cell>
          <table:table-cell office:value-type="string">
            <text:p>Death Grasp</text:p>
          </table:table-cell>
          <table:table-cell office:value-type="string">
            <text:p>Death Cloud</text:p>
          </table:table-cell>
          <table:table-cell office:value-type="string">
            <text:p>Quench Lif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lood</text:p>
          </table:table-cell>
          <table:table-cell office:value-type="string">
            <text:p>Blood Magic</text:p>
          </table:table-cell>
          <table:table-cell table:number-columns-repeated="1022"/>
        </table:table-row>
        <table:table-row table:style-name="ro2" table:number-rows-repeated="65506">
          <table:table-cell table:number-columns-repeated="1024"/>
        </table:table-row>
        <table:table-row table:style-name="ro2">
          <table:table-cell/>
          <table:table-cell table:style-name="ce27" table:number-columns-repeated="5"/>
          <table:table-cell table:number-columns-repeated="1018"/>
        </table:table-row>
      </table:table>
      <table:table table:name="Sheet4" table:style-name="ta1" table:print="false">
        <office:forms form:automatic-focus="false" form:apply-design-mode="false"/>
        <table:table-column table:style-name="co4" table:default-cell-style-name="ce34"/>
        <table:table-column table:style-name="co4" table:number-columns-repeated="255" table:default-cell-style-name="Default"/>
        <table:table-row table:style-name="ro3">
          <table:table-cell table:style-name="ce33"/>
          <table:table-cell table:style-name="ce35" office:value-type="string">
            <text:p>Level 1</text:p>
          </table:table-cell>
          <table:table-cell table:style-name="ce35" office:value-type="string">
            <text:p>Level 2</text:p>
          </table:table-cell>
          <table:table-cell table:style-name="ce35" office:value-type="string">
            <text:p>Level 3</text:p>
          </table:table-cell>
          <table:table-cell table:style-name="ce35" office:value-type="string">
            <text:p>Level 4</text:p>
          </table:table-cell>
          <table:table-cell table:style-name="ce35" office:value-type="string">
            <text:p>Level 5</text:p>
          </table:table-cell>
          <table:table-cell table:style-name="ce37" table:number-columns-repeated="250"/>
        </table:table-row>
        <table:table-row table:style-name="ro3">
          <table:table-cell office:value-type="string">
            <text:p>Mag Req</text:p>
          </table:table-cell>
          <table:table-cell table:style-name="ce36" office:value-type="string">
            <text:p>+0</text:p>
          </table:table-cell>
          <table:table-cell table:style-name="ce36" office:value-type="string">
            <text:p>+2</text:p>
          </table:table-cell>
          <table:table-cell table:style-name="ce36" office:value-type="string">
            <text:p>+4</text:p>
          </table:table-cell>
          <table:table-cell table:style-name="ce36" office:value-type="string">
            <text:p>+6</text:p>
          </table:table-cell>
          <table:table-cell table:style-name="ce36" office:value-type="string">
            <text:p>+8</text:p>
          </table:table-cell>
          <table:table-cell table:number-columns-repeated="250"/>
        </table:table-row>
        <table:table-row table:style-name="ro3">
          <table:table-cell office:value-type="string">
            <text:p>Lev Req</text:p>
          </table:table-cell>
          <table:table-cell table:style-name="ce36" office:value-type="string">
            <text:p>+0</text:p>
          </table:table-cell>
          <table:table-cell table:style-name="ce36" office:value-type="string">
            <text:p>+1</text:p>
          </table:table-cell>
          <table:table-cell table:style-name="ce36" office:value-type="string">
            <text:p>+2</text:p>
          </table:table-cell>
          <table:table-cell table:style-name="ce36" office:value-type="string">
            <text:p>+3</text:p>
          </table:table-cell>
          <table:table-cell table:style-name="ce36" office:value-type="string">
            <text:p>+4</text:p>
          </table:table-cell>
          <table:table-cell table:number-columns-repeated="250"/>
        </table:table-row>
        <table:table-row table:style-name="ro3" table:number-rows-repeated="65532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6">26/01/2010</text:date>, <text:time>11:0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1-26T11:05:23</dc:date>
    <dc:language>fr-FR</dc:language>
    <meta:editing-cycles>148</meta:editing-cycles>
    <meta:editing-duration>PT59H41M12S</meta:editing-duration>
    <dc:creator>Nicolas Casalini</dc:creator>
    <meta:document-statistic meta:table-count="4" meta:cell-count="466" meta:object-count="0"/>
    <meta:user-defined meta:name="Info 1"/>
    <meta:user-defined meta:name="Info 2"/>
    <meta:user-defined meta:name="Info 3"/>
    <meta:user-defined meta:name="Info 4"/>
  </office:meta>
</office:document-meta>
</file>